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F400000B5C54C0A473D06A8389.jpg" manifest:media-type="image/jpeg"/>
  <manifest:file-entry manifest:full-path="Pictures/10000000000001E50000025337A111EFF3FFB12A.jpg" manifest:media-type="image/jpeg"/>
  <manifest:file-entry manifest:full-path="Pictures/1000000000000190000002345D6E95E81C917C96.jpg" manifest:media-type="image/jpeg"/>
  <manifest:file-entry manifest:full-path="Pictures/10000000000001C2000002718E4D2D03178F77AA.jpg" manifest:media-type="image/jpeg"/>
  <manifest:file-entry manifest:full-path="Pictures/100000000000018A000001F0E717FD7BC3B42E00.jpg" manifest:media-type="image/jpeg"/>
  <manifest:file-entry manifest:full-path="Pictures/100000000000018C000001BD7E2A6C30391B5F6A.jpg" manifest:media-type="image/jpeg"/>
  <manifest:file-entry manifest:full-path="Pictures/100000000000032000000202FB6272F7726F9A86.jpg" manifest:media-type="image/jpeg"/>
  <manifest:file-entry manifest:full-path="Pictures/10000000000000C8000000D3697D1216CE67315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3.15cm" fo:min-width="18.1cm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</style:style>
    <style:style style:name="gr9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0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1.35cm" fo:min-width="9.7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4.75cm" fo:min-width="19.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18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825cm"/>
    </style:style>
    <style:style style:name="gr20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54pt"/>
    </style:style>
    <style:style style:name="P5" style:family="paragraph">
      <loext:graphic-properties draw:fill="none" draw:fill-color="#ffffff"/>
      <style:text-properties style:font-name="Linux Biolinum O" fo:font-size="54pt" style:font-size-asian="54pt" style:font-size-complex="5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nux Biolinum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.4cm" svg:height="3.506cm" svg:x="0.2cm" svg:y="1.49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3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7.628cm" svg:height="10.756cm" svg:x="10.572cm" svg:y="0.3cm">
          <draw:image xlink:href="Pictures/1000000000000190000002345D6E95E81C917C96.jpg" xlink:type="simple" xlink:show="embed" xlink:actuate="onLoad">
            <text:p/>
          </draw:image>
        </draw:frame>
        <draw:frame draw:style-name="gr5" draw:text-style-name="P5" draw:layer="layout" svg:width="23.8cm" svg:height="8.2cm" svg:x="2cm" svg:y="4.4cm">
          <draw:text-box>
            <text:p text:style-name="P4"><text:span text:style-name="T1">Владимир Маяковский</text:span></text:p>
            <text:p text:style-name="P4"><text:span text:style-name="T1"><text:s text:c="12"/></text:span><text:span text:style-name="T1">Vladimir Maïakovsky</text:span></text:p>
          </draw:text-box>
        </draw:frame>
        <draw:custom-shape draw:style-name="gr6" draw:text-style-name="P6" draw:layer="layout" svg:width="18.6cm" svg:height="3.4cm" svg:x="4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7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6.712cm" svg:height="9.323cm" svg:x="12.6cm" svg:y="0.2cm">
          <draw:image xlink:href="Pictures/10000000000001C2000002718E4D2D03178F77AA.jpg" xlink:type="simple" xlink:show="embed" xlink:actuate="onLoad">
            <text:p/>
          </draw:image>
        </draw:frame>
        <draw:frame draw:style-name="gr8" draw:text-style-name="P5" draw:layer="layout" svg:width="23.8cm" svg:height="4.587cm" svg:x="3cm" svg:y="5.2cm">
          <draw:text-box>
            <text:p><text:span text:style-name="T1">Константин Бальмонт</text:span></text:p>
            <text:p><text:span text:style-name="T1"><text:s text:c="11"/></text:span><text:span text:style-name="T1">Konstantin Balmo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6.868cm" svg:height="8.646cm" svg:x="19.332cm" svg:y="0.6cm">
          <draw:image xlink:href="Pictures/100000000000018A000001F0E717FD7BC3B42E00.jpg" xlink:type="simple" xlink:show="embed" xlink:actuate="onLoad">
            <text:p/>
          </draw:image>
        </draw:frame>
        <draw:frame draw:style-name="gr8" draw:text-style-name="P5" draw:layer="layout" svg:width="23.8cm" svg:height="4.587cm" svg:x="1.8cm" svg:y="0.6cm">
          <draw:text-box>
            <text:p><text:span text:style-name="T1">Марина Цветаева</text:span></text:p>
            <text:p><text:span text:style-name="T1"><text:s text:c="7"/></text:span><text:span text:style-name="T1">Marina Tvetae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0" draw:text-style-name="P1" draw:layer="layout" svg:width="25.199cm" svg:height="3.506cm" svg:x="1.401cm" svg:y="0.837cm">
          <draw:text-box>
            <text:p/>
          </draw:text-box>
        </draw:frame>
        <draw:frame draw:style-name="gr8" draw:text-style-name="P5" draw:layer="layout" svg:width="17.2cm" svg:height="4.587cm" svg:x="9.8cm" svg:y="0.8cm">
          <draw:text-box>
            <text:p><text:span text:style-name="T1">Николай Агнивцев</text:span></text:p>
            <text:p><text:span text:style-name="T1"><text:s text:c="4"/></text:span><text:span text:style-name="T1">Nikolaï Agnivtsev</text:span></text:p>
          </draw:text-box>
        </draw:frame>
        <draw:frame draw:style-name="gr4" draw:text-style-name="P3" draw:layer="layout" svg:width="8.2cm" svg:height="8.651cm" svg:x="1.386cm" svg:y="0.4cm">
          <draw:image xlink:href="Pictures/10000000000000C8000000D3697D1216CE6731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1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18cm" svg:height="11.565cm" svg:x="-10.356cm" svg:y="-1.184cm">
          <draw:image xlink:href="Pictures/100000000000032000000202FB6272F7726F9A86.jpg" xlink:type="simple" xlink:show="embed" xlink:actuate="onLoad">
            <text:p/>
          </draw:image>
        </draw:frame>
        <draw:frame draw:style-name="gr12" draw:text-style-name="P5" draw:layer="layout" svg:width="19cm" svg:height="8.955cm" svg:x="7.6cm" svg:y="0.445cm">
          <draw:text-box>
            <text:p><text:span text:style-name="T1"><text:s/></text:span><text:span text:style-name="T1">Николай Гумилев</text:span></text:p>
            <text:p><text:span text:style-name="T1"/></text:p>
            <text:p><text:span text:style-name="T1"><text:s text:c="5"/></text:span><text:span text:style-name="T1">Nikolaï Goumilev</text:span></text:p>
            <text:p><text:span text:style-name="T1"><text:s text:c="7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3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8.718cm" svg:height="9.8cm" svg:x="18.282cm" svg:y="0.2cm">
          <draw:image xlink:href="Pictures/100000000000018C000001BD7E2A6C30391B5F6A.jpg" xlink:type="simple" xlink:show="embed" xlink:actuate="onLoad">
            <text:p/>
          </draw:image>
        </draw:frame>
        <draw:frame draw:style-name="gr8" draw:text-style-name="P5" draw:layer="layout" svg:width="23.8cm" svg:height="6.755cm" svg:x="0.6cm" svg:y="1.3cm">
          <draw:text-box>
            <text:p><text:span text:style-name="T1">Осип Мандельштам</text:span></text:p>
            <text:p><text:span text:style-name="T1"><text:s text:c="2"/></text:span></text:p>
            <text:p><text:span text:style-name="T1"><text:tab/></text:span><text:span text:style-name="T1"> <text:s/></text:span><text:span text:style-name="T1">Ossip Mandelst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4" draw:text-style-name="P1" draw:layer="layout" svg:width="25.199cm" svg:height="3.506cm" svg:x="1.401cm" svg:y="0.837cm">
          <draw:text-box>
            <text:p/>
          </draw:text-box>
        </draw:frame>
        <draw:frame draw:style-name="gr4" draw:text-style-name="P3" draw:layer="layout" svg:width="19.703cm" svg:height="25cm" svg:x="0.492cm" svg:y="0.6cm">
          <draw:image xlink:href="Pictures/10000000000008F400000B5C54C0A473D06A8389.jpg" xlink:type="simple" xlink:show="embed" xlink:actuate="onLoad">
            <text:p/>
          </draw:image>
        </draw:frame>
        <draw:custom-shape draw:style-name="gr15" draw:text-style-name="P6" draw:layer="layout" svg:width="10.2cm" svg:height="11.6cm" svg:x="13.4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0.4cm" svg:height="15cm" svg:x="0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3.6cm" svg:height="7.4cm" svg:x="13.8cm" svg:y="0.6cm">
          <draw:text-box>
            <text:p><text:span text:style-name="T1"><text:s/></text:span><text:span text:style-name="T1">Саша Черный</text:span></text:p>
            <text:p><text:span text:style-name="T1"/></text:p>
            <text:p><text:span text:style-name="T1">Sacha Tchern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8" draw:text-style-name="P1" draw:layer="layout" svg:width="19.4cm" svg:height="3.506cm" svg:x="0.2cm" svg:y="1.494cm">
          <draw:text-box>
            <text:p/>
          </draw:text-box>
        </draw:frame>
        <draw:frame draw:style-name="gr4" draw:text-style-name="P3" draw:layer="layout" svg:width="6.724cm" svg:height="8.249cm" svg:x="10.076cm" svg:y="-0.4cm">
          <draw:image xlink:href="Pictures/10000000000001E50000025337A111EFF3FFB12A.jpg" xlink:type="simple" xlink:show="embed" xlink:actuate="onLoad">
            <text:p/>
          </draw:image>
        </draw:frame>
        <draw:frame draw:style-name="gr19" draw:text-style-name="P5" draw:layer="layout" svg:width="16.711cm" svg:height="4.587cm" svg:x="5.889cm" svg:y="4.413cm">
          <draw:text-box>
            <text:p><text:span text:style-name="T1">Сергей Есенин</text:span></text:p>
            <text:p><text:span text:style-name="T1"><text:s text:c="5"/></text:span><text:span text:style-name="T1">Serguey Essen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0" draw:text-style-name="P1" draw:layer="layout" svg:width="19.4cm" svg:height="3.506cm" svg:x="0.2cm" svg:y="1.49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21" draw:text-style-name="P1" draw:layer="layout" svg:width="19.4cm" svg:height="3.506cm" svg:x="0.2cm" svg:y="1.49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21:38:24.757804979</meta:creation-date>
    <dc:date>2017-10-29T17:00:32.312786384</dc:date>
    <meta:editing-duration>PT8H7M52S</meta:editing-duration>
    <meta:editing-cycles>23</meta:editing-cycles>
    <meta:generator>LibreOffice/5.3.1.2$Linux_X86_64 LibreOffice_project/30m0$Build-2</meta:generator>
    <meta:document-statistic meta:object-count="77"/>
  </office:meta>
</office:document-meta>
</file>